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fias</text:p>
      <text:p text:style-name="Standard"/>
      <text:p text:style-name="Standard"><text:a xlink:type="simple" xlink:href="http://www.monografias.com/trabajos29/estrategia-aplicacion-sistema-adquisicion-datos/estrategia-aplicacion-sistema-adquisicion-datos.shtml#a5">http://www.monografias.com/trabajos29/estrategia-aplicacion-sistema-adquisicion-datos/estrategia-aplicacion-sistema-adquisicion-datos.shtml#a5</text:a></text:p>
      <text:p text:style-name="Standard"/>
      <text:p text:style-name="Standard">http://www.elprisma.com/apuntes/apuntes.asp?categoria=6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</meta:initial-creator>
    <meta:creation-date>2011-11-08T10:45:09</meta:creation-date>
    <dc:date>2011-11-08T11:58:07</dc:date>
    <dc:creator>francisco </dc:creator>
    <meta:editing-duration>PT1H12M58S</meta:editing-duration>
    <meta:editing-cycles>2</meta:editing-cycles>
    <meta:generator>LibreOffice/3.3$Linux LibreOffice_project/330m19$Build-401</meta:generator>
    <meta:document-statistic meta:table-count="0" meta:image-count="0" meta:object-count="0" meta:page-count="1" meta:paragraph-count="3" meta:word-count="3" meta:character-count="212"/>
  </office:meta>
</office:document-meta>
</file>